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Étape 1 – Prise en main des données</text:h>
      <text:p text:style-name="Text_20_body">Le fichier <text:span text:style-name="Strong_20_Emphasis">GlobalLandTemperaturesByMajorCity.csv</text:span> contient :</text:p>
      <text:list text:style-name="L1">
        <text:list-item>
          <text:p text:style-name="P1"><text:span text:style-name="Strong_20_Emphasis">239 177 lignes</text:span></text:p>
        </text:list-item>
        <text:list-item>
          <text:p text:style-name="P1"><text:span text:style-name="Strong_20_Emphasis">7 colonnes</text:span></text:p>
        </text:list-item>
        <text:list-item>
          <text:p text:style-name="P1">Taille mémoire : <text:span text:style-name="Strong_20_Emphasis">≈ 68 MB</text:span></text:p>
        </text:list-item>
      </text:list>
      <text:h text:style-name="Heading_20_3" text:outline-level="3">Structure des variables</text:h>
      <text:p text:style-name="Text_20_body">Le jeu de données contient :</text:p>
      <text:list text:style-name="L2">
        <text:list-item>
          <text:p text:style-name="P2"><text:span text:style-name="Source_20_Text">dt</text:span> : date mensuelle (type string)</text:p>
        </text:list-item>
        <text:list-item>
          <text:p text:style-name="P2"><text:span text:style-name="Source_20_Text">AverageTemperature</text:span> : température moyenne (float)</text:p>
        </text:list-item>
        <text:list-item>
          <text:p text:style-name="P2"><text:span text:style-name="Source_20_Text">AverageTemperatureUncertainty</text:span> : incertitude de mesure (float)</text:p>
        </text:list-item>
        <text:list-item>
          <text:p text:style-name="P2"><text:span text:style-name="Source_20_Text">City</text:span> : nom de la ville (string)</text:p>
        </text:list-item>
        <text:list-item>
          <text:p text:style-name="P2"><text:span text:style-name="Source_20_Text">Country</text:span> : pays (string)</text:p>
        </text:list-item>
        <text:list-item>
          <text:p text:style-name="P2"><text:span text:style-name="Source_20_Text">Latitude</text:span> : latitude (string)</text:p>
        </text:list-item>
        <text:list-item>
          <text:p text:style-name="P2"><text:span text:style-name="Source_20_Text">Longitude</text:span> : longitude (string)</text:p>
        </text:list-item>
      </text:list>
      <text:h text:style-name="Heading_20_3" text:outline-level="3">Problèmes identifiés</text:h>
      <text:list text:style-name="L3">
        <text:list-item>
          <text:p text:style-name="P3"><text:span text:style-name="Strong_20_Emphasis">Valeurs manquantes importantes</text:span></text:p>
          <text:list>
            <text:list-item>
              <text:p text:style-name="P3">11 002 valeurs manquantes dans <text:span text:style-name="Source_20_Text">AverageTemperature</text:span></text:p>
            </text:list-item>
            <text:list-item>
              <text:p text:style-name="P3">11 002 valeurs manquantes dans <text:span text:style-name="Source_20_Text">AverageTemperatureUncertainty</text:span></text:p>
            </text:list-item>
          </text:list>
        </text:list-item>
        <text:list-item>
          <text:p text:style-name="P3"><text:span text:style-name="Strong_20_Emphasis">Variable date non exploitable directement</text:span></text:p>
          <text:list>
            <text:list-item>
              <text:p text:style-name="P3"><text:span text:style-name="Source_20_Text">dt</text:span> est au format string → devra être convertie en datetime.</text:p>
            </text:list-item>
          </text:list>
        </text:list-item>
        <text:list-item>
          <text:p text:style-name="P3"><text:span text:style-name="Strong_20_Emphasis">Coordonnées géographiques non numériques</text:span></text:p>
          <text:list>
            <text:list-item>
              <text:p text:style-name="P3"><text:span text:style-name="Source_20_Text">Latitude</text:span> et <text:span text:style-name="Source_20_Text">Longitude</text:span> sont au format texte (ex: 5.63N)</text:p>
            </text:list-item>
            <text:list-item>
              <text:p text:style-name="P3">Nécessiteront un traitement si utilisées.</text:p>
            </text:list-item>
          </text:list>
        </text:list-item>
        <text:list-item>
          <text:p text:style-name="P3"><text:span text:style-name="Strong_20_Emphasis">Volume de données conséquent</text:span></text:p>
          <text:list>
            <text:list-item>
              <text:p text:style-name="P3">239k lignes et 68 MB → nécessite une réduction avant modélisation.</text:p>
            </text:list-item>
          </text:list>
        </text:list-item>
      </text:list>
      <text:p text:style-name="Horizontal_20_Line"/>
      <text:h text:style-name="Heading_20_2" text:outline-level="2">Étape 2 – Réduction du volume</text:h>
      <text:p text:style-name="Text_20_body">Le dataset initial contient 239 177 lignes, ce qui représente un volume important de données mensuelles depuis 1849.</text:p>
      <text:p text:style-name="Text_20_body"><text:soft-page-break/>Afin de réduire ce volume tout en conservant une quantité significative de données, un filtrage temporel a été appliqué à partir de l’année 1950.</text:p>
      <text:p text:style-name="Text_20_body">Ce choix permet :</text:p>
      <text:list text:style-name="L4">
        <text:list-item>
          <text:p text:style-name="P4">de conserver des données climatiques plus récentes,</text:p>
        </text:list-item>
        <text:list-item>
          <text:p text:style-name="P4">de réduire le volume,</text:p>
        </text:list-item>
        <text:list-item>
          <text:p text:style-name="P4">de respecter la contrainte de plusieurs dizaines de milliers de lignes.</text:p>
        </text:list-item>
      </text:list>
      <text:p text:style-name="Text_20_body">Après filtrage, le dataset contient 76 407 lignes.</text:p>
      <text:p text:style-name="Text_20_body">L’agrégation annuelle a été testée mais n’a pas été retenue car elle réduisait excessivement le volume (6 400 lignes).</text:p>
      <text:p text:style-name="Standard"/>
      <text:h text:style-name="Heading_20_2" text:outline-level="2">Étape 3 – Création de la variable cible</text:h>
      <text:p text:style-name="Text_20_body">Le dataset ne contenait pas de variable adaptée à une classification.</text:p>
      <text:p text:style-name="Text_20_body">Une variable <text:span text:style-name="Source_20_Text">temperature_class</text:span> a été créée à partir de la variable <text:span text:style-name="Source_20_Text">AverageTemperature</text:span>.</text:p>
      <text:p text:style-name="Text_20_body">La méthode utilisée repose sur les quantiles :</text:p>
      <text:list text:style-name="L5">
        <text:list-item>
          <text:p text:style-name="P5">33e percentile : 16.95°C</text:p>
        </text:list-item>
        <text:list-item>
          <text:p text:style-name="P5">66e percentile : 25.04°C</text:p>
        </text:list-item>
      </text:list>
      <text:p text:style-name="Text_20_body">Les classes ont été définies comme suit :</text:p>
      <text:list text:style-name="L6">
        <text:list-item>
          <text:p text:style-name="P6"><text:span text:style-name="Strong_20_Emphasis">Basse</text:span> : température ≤ 16.95°C</text:p>
        </text:list-item>
        <text:list-item>
          <text:p text:style-name="P6"><text:span text:style-name="Strong_20_Emphasis">Moyenne</text:span> : 16.95°C &lt; température ≤ 25.04°C</text:p>
        </text:list-item>
        <text:list-item>
          <text:p text:style-name="P6"><text:span text:style-name="Strong_20_Emphasis">Élevée</text:span> : température &gt; 25.04°C</text:p>
        </text:list-item>
      </text:list>
      <text:p text:style-name="Text_20_body">Cette méthode permet d’obtenir des classes équilibrées, ce qui est essentiel pour garantir la qualité et la stabilité d’un arbre de décision.</text:p>
      <text:p text:style-name="Text_20_body">La répartition obtenue est homogène (environ 33% par classe), ce qui valide la pertinence du choix méthodologiqu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2T18:22:58.468418393</meta:creation-date>
    <meta:generator>LibreOffice/24.2.7.2$Linux_X86_64 LibreOffice_project/420$Build-2</meta:generator>
    <dc:date>2026-03-02T19:04:41.309233053</dc:date>
    <meta:editing-duration>PT18M36S</meta:editing-duration>
    <meta:editing-cycles>2</meta:editing-cycles>
    <meta:document-statistic meta:table-count="0" meta:image-count="0" meta:object-count="0" meta:page-count="2" meta:paragraph-count="46" meta:word-count="372" meta:character-count="2269" meta:non-whitespace-character-count="1968"/>
  </office:meta>
</office:document-meta>
</file>